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eb613d" draw:fill="solid" draw:fill-color="#66ffff" draw:textarea-horizontal-align="justify" draw:textarea-vertical-align="top" draw:auto-grow-height="false" fo:min-height="2.25cm" fo:min-width="6.475cm" draw:shadow="visible" draw:shadow-offset-x="-0.212cm" draw:shadow-offset-y="0.212cm" draw:shadow-opacity="50%"/>
    </style:style>
    <style:style style:name="gr3" style:family="graphic" style:parent-style-name="standard">
      <style:graphic-properties svg:stroke-color="#eb613d" draw:fill="solid" draw:fill-color="#ccff00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4" style:family="graphic" style:parent-style-name="standard">
      <style:graphic-properties svg:stroke-color="#eb613d" draw:fill="solid" draw:fill-color="#00cc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5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6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8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gr1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2.885cm" fo:min-width="5.834cm" fo:padding-top="0.151cm" fo:padding-bottom="0.151cm" fo:padding-left="0.276cm" fo:padding-right="0.276cm" draw:shadow-opacity="0%"/>
    </style:style>
    <style:style style:name="gr12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13" style:family="graphic" style:parent-style-name="standard">
      <style:graphic-properties draw:stroke="none" svg:stroke-color="#000000" draw:fill="none" draw:fill-color="#ffffff" fo:min-height="0.92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16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2.972cm" fo:min-width="5.834cm" fo:padding-top="0.151cm" fo:padding-bottom="0.151cm" fo:padding-left="0.276cm" fo:padding-right="0.276cm" draw:shadow-opacity="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18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0.385cm" fo:min-width="3.048cm" fo:padding-top="0.151cm" fo:padding-bottom="0.151cm" fo:padding-left="0.276cm" fo:padding-right="0.276cm" draw:shadow-opacity="0%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6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ccff0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00cc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0066b3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weight="bold" style:letter-kerning="true" style:font-name-asian="Droid Sans Fallback" style:font-weight-asian="bold" style:font-name-complex="FreeSans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cm" svg:y1="4.4cm" svg:x2="17.2cm" svg:y2="5.2cm">
          <text:p/>
        </draw:line>
        <draw:custom-shape draw:style-name="gr2" draw:text-style-name="P3" draw:layer="layout" svg:width="6.975cm" svg:height="2.5cm" svg:x="1.825cm" svg:y="5.9cm">
          <text:p text:style-name="P2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6.985cm" svg:height="1.27cm" svg:x="1.825cm" svg:y="0.3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985cm" svg:height="1.27cm" svg:x="1.825cm" svg:y="11.9cm">
          <text:p text:style-name="P2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6.985cm" svg:height="1.27cm" svg:x="1.825cm" svg:y="3.501cm">
          <text:p text:style-name="P2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317cm" svg:y1="1.57cm" svg:x2="5.317cm" svg:y2="3.501cm" draw:start-shape="id1" draw:start-glue-point="2" draw:end-shape="id2" draw:end-glue-point="0" svg:d="M5317 1570v1931" svg:viewBox="0 0 1 1932">
          <text:p/>
        </draw:connector>
        <draw:custom-shape draw:style-name="gr7" draw:text-style-name="P3" draw:layer="layout" svg:width="6.985cm" svg:height="1.295cm" svg:x="1.825cm" svg:y="9.502cm">
          <text:p text:style-name="P2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3cm" svg:y1="4.801cm" svg:x2="5.3cm" svg:y2="5.944cm" svg:d="M5300 4801v1143" svg:viewBox="0 0 1 1144">
          <text:p/>
        </draw:connector>
        <draw:connector draw:style-name="gr6" draw:text-style-name="P1" draw:layer="layout" draw:type="line" svg:x1="5.3cm" svg:y1="8.402cm" svg:x2="5.3cm" svg:y2="9.545cm" svg:d="M5300 8402v1143" svg:viewBox="0 0 1 1144">
          <text:p/>
        </draw:connector>
        <draw:connector draw:style-name="gr6" draw:text-style-name="P1" draw:layer="layout" draw:type="line" svg:x1="5.3cm" svg:y1="10.803cm" svg:x2="5.3cm" svg:y2="11.946cm" svg:d="M5300 10803v1143" svg:viewBox="0 0 1 1144">
          <text:p/>
        </draw:connector>
        <draw:custom-shape draw:style-name="gr8" draw:text-style-name="P6" draw:layer="layout" svg:width="8.1cm" svg:height="10.8cm" svg:x="1.2cm" svg:y="2.9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835cm" svg:height="1.673cm" svg:x="0.865cm" svg:y="2.07cm">
          <draw:text-box>
            <text:p><text:span text:style-name="T3">FilterChain</text:span></text:p>
          </draw:text-box>
        </draw:frame>
        <draw:custom-shape draw:style-name="gr10" draw:text-style-name="P8" draw:layer="layout" svg:width="6.781cm" svg:height="1.27cm" svg:x="1.919cm" svg:y="7cm">
          <text:p text:style-name="P2"><text:span text:style-name="T4">FilterChainProx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6.386cm" svg:height="3.187cm" svg:x="14.014cm" svg:y="2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88cm" svg:height="0.372cm" svg:x="16.164cm" svg:y="4.577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6.821cm" svg:height="1.171cm" svg:x="13.679cm" svg:y="1.783cm">
          <draw:text-box>
            <text:p><text:span text:style-name="T3">SecurityFilterChain</text:span><text:span text:style-name="T5">0</text:span></text:p>
          </draw:text-box>
        </draw:frame>
        <draw:custom-shape draw:style-name="gr12" draw:text-style-name="P8" draw:layer="layout" svg:width="2.088cm" svg:height="0.372cm" svg:x="16.164cm" svg:y="4.0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88cm" svg:height="0.372cm" svg:x="16.164cm" svg:y="5.128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8cm" svg:y1="7.6cm" svg:x2="10.5cm" svg:y2="7.6cm">
          <text:p/>
        </draw:line>
        <draw:frame draw:style-name="gr15" draw:text-style-name="P9" draw:layer="layout" svg:width="2.191cm" svg:height="0.962cm" svg:x="16.1cm" svg:y="2.8cm">
          <draw:text-box>
            <text:p><text:span text:style-name="T6">/api/</text:span>**</text:p>
          </draw:text-box>
        </draw:frame>
        <draw:line draw:style-name="gr1" draw:text-style-name="P1" draw:layer="layout" svg:x1="17.201cm" svg:y1="11.713cm" svg:x2="17.2cm" svg:y2="13cm">
          <text:p/>
        </draw:line>
        <draw:custom-shape draw:style-name="gr16" draw:text-style-name="P6" xml:id="id5" draw:id="id5" draw:layer="layout" svg:width="6.386cm" svg:height="3.274cm" svg:x="14.015cm" svg:y="10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88cm" svg:height="0.372cm" svg:x="16.165cm" svg:y="11.89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6.821cm" svg:height="1.171cm" svg:x="13.68cm" svg:y="9.396cm">
          <draw:text-box>
            <text:p><text:span text:style-name="T3">SecurityFilterChain</text:span><text:span text:style-name="T5">n</text:span></text:p>
          </draw:text-box>
        </draw:frame>
        <draw:custom-shape draw:style-name="gr12" draw:text-style-name="P8" draw:layer="layout" svg:width="2.088cm" svg:height="0.372cm" svg:x="16.165cm" svg:y="11.34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88cm" svg:height="0.372cm" svg:x="16.165cm" svg:y="12.441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.171cm" svg:height="0.962cm" svg:x="16.601cm" svg:y="10.413cm">
          <draw:text-box>
            <text:p><text:span text:style-name="T6">/</text:span>**</text:p>
          </draw:text-box>
        </draw:frame>
        <draw:custom-shape draw:style-name="gr18" draw:text-style-name="P6" draw:layer="layout" svg:width="3.6cm" svg:height="0.687cm" svg:x="15.4cm" svg:y="6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.6cm" svg:height="0.687cm" svg:x="15.4cm" svg:y="7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.6cm" svg:height="0.687cm" svg:x="15.4cm" svg:y="8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" draw:id="id3" draw:layer="layout" svg:width="1.6cm" svg:height="1.6cm" svg:x="10.4cm" svg:y="6.8cm">
          <text:p text:style-name="P2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1" draw:layer="layout" svg:x1="12cm" svg:y1="7.6cm" svg:x2="14.014cm" svg:y2="4.406cm" draw:start-shape="id3" draw:start-glue-point="7" draw:end-shape="id4" svg:d="M12000 7600h995v-3194h1019" svg:viewBox="0 0 2015 3195">
          <text:p/>
        </draw:connector>
        <draw:connector draw:style-name="gr14" draw:text-style-name="P1" draw:layer="layout" svg:x1="12cm" svg:y1="7.6cm" svg:x2="14.015cm" svg:y2="12.063cm" draw:start-shape="id3" draw:start-glue-point="7" draw:end-shape="id5" draw:end-glue-point="3" svg:d="M12000 7600h996v4463h1019" svg:viewBox="0 0 2016 4464">
          <text:p/>
        </draw:connector>
        <draw:custom-shape draw:style-name="gr12" draw:text-style-name="P8" draw:layer="layout" svg:width="2.088cm" svg:height="0.372cm" svg:x="16.165cm" svg:y="13.04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0T15:22:11.872639308</dc:date>
    <meta:editing-duration>P6DT22H54M31S</meta:editing-duration>
    <meta:editing-cycles>32</meta:editing-cycles>
    <meta:generator>LibreOffice/6.0.7.3$Linux_X86_64 LibreOffice_project/00m0$Build-3</meta:generator>
    <meta:document-statistic meta:object-count="34"/>
  </office:meta>
</office:document-meta>
</file>